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static web sites; classic request/response applications; frontend applications with reactive components; different types of APIs; infrastructure services like job schedulers and single sign-ons; data processing applications like ETLs and scrapers; and biometrics systems, among others. I worked with different architectures and application models such as web services (SOAP), microservices (REST), web sockets, classic request/response (MVC, streaming), batch processing, and CLIs, among others. I have used multiple data sources.</text:p>
      <text:p text:style-name="Text_20_body">In backend development, I worked with several stacks and frameworks in PHP, Java, Scala, Kotlin and NodeJS. Some problems I have solved are user and API authentication (SAML, OIDC), session management, access control (RBAC, ACLs), transaction management, data access with multiple data sources, free text search,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 I worked with different CIs, source control platforms and infrastructure providers (AWS, GCP, DigitalOcean).</text:p>
      <text:p text:style-name="Text_20_body">In frontend development, I value software design and architecture more than mastering specific frameworks. Some problems I have solved are the implementation of reusable components, resource optimization focused on user experience, cross-domain communication, customization, user-based features, state management and persistence, multi-language features, multitenancy, among others. I have worked with frameworks and utilities such as Vue 2/3, React, charts.js, jQuery, and lessCSS. I used build tools like webpack, vite, rollup, and babel. I did write functional tests using cypress, puppetteer and playwright.</text:p>
      <text:p text:style-name="Text_20_body">I think team work and a quality-oriented development process is the key to build good software. I aim to build solutions based on well-known software architecture patterns, good practices and conventions. Good communication, peer reviews and group design are essential to build a common knowledge base and deliver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advanced)</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p text:style-name="First_20_paragraph">The following selection are books I consider an essential part of my knowledge base. Some of them are like manuals, I always get back to them whenever I need to take educated decision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9T22:49:45Z</meta:creation-date>
    <dc:date>2024-01-09T22:49:45Z</dc:date>
    <meta:user-defined meta:name="job" meta:value-type="string">Software Engineer</meta:user-defined>
    <meta:user-defined meta:name="messages" meta:value-type="string"/>
  </office:meta>
</office:document-meta>
</file>